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Z</mi>
            <mrow>
              <mi/>
              <mo stretchy="false">=</mo>
              <mi/>
            </mrow>
            <mfrac>
              <mi>U</mi>
              <mi>I</mi>
            </mfrac>
            <mrow>
              <mi/>
              <mo stretchy="false">=</mo>
              <mi/>
            </mrow>
            <mfrac>
              <msub>
                <mi>U</mi>
                <mn>0</mn>
              </msub>
              <msub>
                <mi>I</mi>
                <mn>0</mn>
              </msub>
            </mfrac>
            <msup>
              <mtext>e</mtext>
              <mrow>
                <mtext>i</mtext>
                <mo stretchy="false">ϕ</mo>
              </mrow>
            </msup>
            <mrow>
              <mi/>
              <mo stretchy="false">=</mo>
              <mi/>
            </mrow>
            <mrow>
              <mo stretchy="false">∣</mo>
              <mrow>
                <mi>Z</mi>
              </mrow>
              <mo stretchy="false">∣</mo>
            </mrow>
            <msup>
              <mtext>e</mtext>
              <mrow>
                <mtext>i</mtext>
                <mo stretchy="false">ϕ</mo>
              </mrow>
            </msup>
          </mrow>
        </mtd>
      </mtr>
      <mtr>
        <mtd>
          <mrow/>
        </mtd>
      </mtr>
      <mtr>
        <mtd>
          <mrow>
            <mrow>
              <mo stretchy="false">∣</mo>
              <mrow>
                <mi>Z</mi>
              </mrow>
              <mo stretchy="false">∣</mo>
            </mrow>
            <mrow>
              <mi/>
              <mo stretchy="false">=</mo>
              <mi/>
            </mrow>
            <mrow>
              <msub>
                <mi>U</mi>
                <mn>0</mn>
              </msub>
              <mo stretchy="false">/</mo>
              <msub>
                <mi>I</mi>
                <mn>0</mn>
              </msub>
            </mrow>
            <mrow>
              <mi/>
              <mo stretchy="false">=</mo>
              <mi/>
            </mrow>
            <msqrt>
              <mrow>
                <msup>
                  <mrow>
                    <mo stretchy="false">(</mo>
                    <mrow>
                      <mtext>Re</mtext>
                      <mi>Z</mi>
                    </mrow>
                    <mo stretchy="false">)</mo>
                  </mrow>
                  <mn>2</mn>
                </msup>
                <mrow>
                  <mi/>
                  <mo stretchy="false">+</mo>
                  <mi/>
                </mrow>
                <msup>
                  <mrow>
                    <mo stretchy="false">(</mo>
                    <mrow>
                      <mtext>Im</mtext>
                      <mi>Z</mi>
                    </mrow>
                    <mo stretchy="false">)</mo>
                  </mrow>
                  <mn>2</mn>
                </msup>
              </mrow>
            </msqrt>
          </mrow>
        </mtd>
      </mtr>
    </mtable>
    <annotation encoding="StarMath 5.0">Z `=` U over I `=` U_0 over I_0 "e"^{"i" %iphi} `=` lline Z rline "e"^{"i" %iphi} newline newline
lline Z rline `=` U_0 slash I_0 `=` sqrt{("Re" Z)^2 `+` ("Im" Z)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33:52.525000000</meta:creation-date>
    <meta:generator>LibreOffice/4.1.4.2$Windows_x86 LibreOffice_project/0a0440ccc0227ad9829de5f46be37cfb6edcf72</meta:generator>
  </office:meta>
</office:document-meta>
</file>